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e7409ed000" style:family="table" style:master-page-name="ta-mp-0x7fe7409ed000">
      <style:table-properties table:display="true" style:writing-mode="lr-tb"/>
    </style:style>
    <style:style style:name="ta-0x7fe7409ed1f0" style:family="table" style:master-page-name="ta-mp-0x7fe7409ed1f0">
      <style:table-properties table:display="true" style:writing-mode="lr-tb"/>
    </style:style>
    <style:style style:name="ta-0x7fe7409ed3e0" style:family="table" style:master-page-name="ta-mp-0x7fe7409ed3e0">
      <style:table-properties table:display="true" style:writing-mode="lr-tb"/>
    </style:style>
    <style:style style:name="ta-0x7fe7409ed5d0" style:family="table" style:master-page-name="ta-mp-0x7fe7409ed5d0">
      <style:table-properties table:display="true" style:writing-mode="lr-tb"/>
    </style:style>
    <style:style style:name="ta-0x7fe7409ed7c0" style:family="table" style:master-page-name="ta-mp-0x7fe7409ed7c0">
      <style:table-properties table:display="true" style:writing-mode="lr-tb"/>
    </style:style>
    <style:style style:name="ta-0x7fe7409ed9b0" style:family="table" style:master-page-name="ta-mp-0x7fe7409ed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e7409ef4d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ee82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ef6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f72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e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e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f07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ee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f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f03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2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f09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f3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7409f11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10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ea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e7409eed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ee6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eef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eb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ee5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ec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ee94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e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7409ef2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f1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f0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e7409ef8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efc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ef9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ff4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efaa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0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efbc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8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7409f01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efe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6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e7409f0d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f0b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ee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a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ee2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05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f12e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14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7409f15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16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17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e7409f19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f1b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09f18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09f1c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7409f1d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12208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e7412209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1220a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e741220b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1220c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741220d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174.00pt" style:use-optimal-column-width="true"/>
    </style:style>
    <style:style style:name="ACOL-6" style:family="table-column">
      <style:table-column-properties style:column-width="99.75pt" style:use-optimal-column-width="true"/>
    </style:style>
    <style:style style:name="ACOL-7" style:family="table-column">
      <style:table-column-properties style:column-width="134.25pt" style:use-optimal-column-width="true"/>
    </style:style>
    <style:style style:name="ACOL-8" style:family="table-column">
      <style:table-column-properties style:column-width="286.50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320.25pt" style:use-optimal-column-width="true"/>
    </style:style>
    <style:style style:name="ACOL-11" style:family="table-column">
      <style:table-column-properties style:column-width="120.75pt" style:use-optimal-column-width="true"/>
    </style:style>
    <style:style style:name="ACOL-12" style:family="table-column">
      <style:table-column-properties style:column-width="151.50pt" style:use-optimal-column-width="true"/>
    </style:style>
    <style:style style:name="ACOL-13" style:family="table-column">
      <style:table-column-properties style:column-width="141.00pt" style:use-optimal-column-width="true"/>
    </style:style>
    <style:style style:name="ACOL-14" style:family="table-column">
      <style:table-column-properties style:column-width="64.50pt" style:use-optimal-column-width="true"/>
    </style:style>
    <style:style style:name="ACOL-15" style:family="table-column">
      <style:table-column-properties style:column-width="63.75pt" style:use-optimal-column-width="true"/>
    </style:style>
    <style:style style:name="ACOL-16" style:family="table-column">
      <style:table-column-properties style:column-width="74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e7409ed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e7409ef4d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e7409ee82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e7409ef600" office:value-type="string">
            <text:p>addToFavourite</text:p>
          </table:table-cell>
          <table:table-cell table:number-columns-repeated="127" table:style-name="Gnumeric-default"/>
        </table:table-row>
        <table:table-row table:style-name="AROW-2">
          <table:table-cell table:style-name="ACE-0x7fe7409ef72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e7409ed1f0" table:print="false">
        <office:forms form:automatic-focus="false" form:apply-design-mode="false">
          <form:form/>
        </office:forms>
        <table:table-column table:default-cell-style-name="ACE-0x7fe7409ee130" table:style-name="ACOL-3"/>
        <table:table-column table:default-cell-style-name="ACE-0x7fe7409ee130" table:style-name="ACOL-4"/>
        <table:table-column table:default-cell-style-name="ACE-0x7fe7409ee130" table:style-name="ACOL-5"/>
        <table:table-column table:default-cell-style-name="ACE-0x7fe7409ee130" table:style-name="ACOL-6"/>
        <table:table-column table:default-cell-style-name="ACE-0x7fe7409ee130" table:style-name="ACOL-7"/>
        <table:table-column table:default-cell-style-name="ACE-0x7fe7409ee130" table:style-name="ACOL-8"/>
        <table:table-column table:default-cell-style-name="ACE-0x7fe7409ee130" table:style-name="ACOL-9"/>
        <table:table-column table:default-cell-style-name="ACE-0x7fe7409ee130" table:style-name="ACOL-10"/>
        <table:table-column table:default-cell-style-name="ACE-0x7fe7409ee130" table:style-name="ACOL-11"/>
        <table:table-column table:default-cell-style-name="ACE-0x7fe7409ee130" table:style-name="ACOL-12"/>
        <table:table-column table:default-cell-style-name="ACE-0x7fe7409ee130" table:style-name="ACOL-13"/>
        <table:table-column table:default-cell-style-name="ACE-0x7fe7409ee130" table:style-name="ACOL-14"/>
        <table:table-column table:default-cell-style-name="ACE-0x7fe7409ee130" table:style-name="ACOL-0" table:number-columns-repeated="3"/>
        <table:table-column table:default-cell-style-name="ACE-0x7fe7409ee130" table:style-name="ACOL-15"/>
        <table:table-column table:default-cell-style-name="ACE-0x7fe7409ee130" table:style-name="ACOL-0" table:number-columns-repeated="5"/>
        <table:table-column table:default-cell-style-name="ACE-0x7fe7409ee130" table:style-name="ACOL-16"/>
        <table:table-column table:default-cell-style-name="ACE-0x7fe7409ee130" table:style-name="ACOL-0" table:number-columns-repeated="106"/>
        <table:table-row table:style-name="AROW-2">
          <table:table-cell table:style-name="ACE-0x7fe7409f0e48" office:value-type="string">
            <text:p>User Name</text:p>
          </table:table-cell>
          <table:table-cell table:style-name="ACE-0x7fe7409f0f70" office:value-type="string">
            <text:p>Password</text:p>
          </table:table-cell>
          <table:table-cell table:style-name="ACE-0x7fe7409f0f70" office:value-type="string">
            <text:p>AppLogin_Email_Address</text:p>
          </table:table-cell>
          <table:table-cell table:style-name="ACE-0x7fe7409f0f70" office:value-type="string">
            <text:p>AppLogin_Password</text:p>
          </table:table-cell>
          <table:table-cell table:style-name="ACE-0x7fe7409f1098" office:value-type="string">
            <text:p>Successful Login Messgae</text:p>
          </table:table-cell>
          <table:table-cell table:style-name="ACE-0x7fe7409f1098" office:value-type="string">
            <text:p>Un-Successful Login Messgae</text:p>
          </table:table-cell>
          <table:table-cell table:style-name="ACE-0x7fe7409f1098" office:value-type="string">
            <text:p>MenuProductName</text:p>
          </table:table-cell>
          <table:table-cell table:style-name="ACE-0x7fe7409f1098" office:value-type="string">
            <text:p>Product List1</text:p>
          </table:table-cell>
          <table:table-cell table:style-name="ACE-0x7fe7409f1098" office:value-type="string">
            <text:p>Product List2</text:p>
          </table:table-cell>
          <table:table-cell table:style-name="ACE-0x7fe7409f1098" office:value-type="string">
            <text:p>SearchProduct1</text:p>
          </table:table-cell>
          <table:table-cell table:style-name="ACE-0x7fe7409f1098" office:value-type="string">
            <text:p>SearchProduct2</text:p>
          </table:table-cell>
          <table:table-cell table:style-name="ACE-0x7fe7409f1098" office:value-type="string">
            <text:p>CLUES BUCKS</text:p>
          </table:table-cell>
          <table:table-cell table:style-name="ACE-0x7fe7409f1098" office:value-type="string">
            <text:p>First_Name</text:p>
          </table:table-cell>
          <table:table-cell table:style-name="ACE-0x7fe7409f1098" office:value-type="string">
            <text:p>Last_Name</text:p>
          </table:table-cell>
          <table:table-cell table:style-name="ACE-0x7fe7409f1098" office:value-type="string">
            <text:p>Pin_Code</text:p>
          </table:table-cell>
          <table:table-cell table:style-name="ACE-0x7fe7409f1098" office:value-type="string">
            <text:p>Mobile_Number</text:p>
          </table:table-cell>
          <table:table-cell table:style-name="ACE-0x7fe7409f1098" office:value-type="string">
            <text:p>Address</text:p>
          </table:table-cell>
          <table:table-cell table:style-name="ACE-0x7fe7409f1098" office:value-type="string">
            <text:p>Address_2</text:p>
          </table:table-cell>
          <table:table-cell table:style-name="ACE-0x7fe7409f1098" office:value-type="string">
            <text:p>City</text:p>
          </table:table-cell>
          <table:table-cell table:style-name="ACE-0x7fe7409f1098" office:value-type="string">
            <text:p>Address_2</text:p>
          </table:table-cell>
          <table:table-cell table:style-name="ACE-0x7fe7409f1098" office:value-type="string">
            <text:p>City</text:p>
          </table:table-cell>
          <table:table-cell table:style-name="ACE-0x7fe7409f11c0" office:value-type="string">
            <text:p>Select_State</text:p>
          </table:table-cell>
          <table:table-cell table:number-columns-repeated="106" table:style-name="ACE-0x7fe7409ee130"/>
        </table:table-row>
        <table:table-row table:style-name="AROW-2">
          <table:table-cell table:style-name="ACE-0x7fe7409f0758" office:value-type="string">
            <text:p>testapiuser@shopclues.com</text:p>
          </table:table-cell>
          <table:table-cell table:style-name="ACE-0x7fe7409f03e0" office:value-type="string">
            <text:p>e10adc3949ba59abbe56e057f20f883e</text:p>
          </table:table-cell>
          <table:table-cell table:style-name="ACE-0x7fe7409f02b8" office:value-type="string">
            <text:p>sahil.jariwala@crestechglobal.com</text:p>
          </table:table-cell>
          <table:table-cell table:style-name="ACE-0x7fe7409f03e0" office:value-type="float" office:value="123456">
            <text:p>123456</text:p>
          </table:table-cell>
          <table:table-cell table:style-name="ACE-0x7fe7409f03e0" office:value-type="string">
            <text:p>Login Successfully</text:p>
          </table:table-cell>
          <table:table-cell table:style-name="ACE-0x7fe7409f03e0" office:value-type="string">
            <text:p>Error: The username or password you entered is incorrect.</text:p>
          </table:table-cell>
          <table:table-cell table:style-name="ACE-0x7fe7409f03e0" office:value-type="string">
            <text:p>Shop By Category</text:p>
          </table:table-cell>
          <table:table-cell table:style-name="ACE-0x7fe7409f03e0" office:value-type="string">
            <text:p>Shop By Category##Computers##Storage Devices##Pen Drive</text:p>
          </table:table-cell>
          <table:table-cell table:style-name="ACE-0x7fe7409f03e0" office:value-type="string">
            <text:p>Shop By Category##Computers##Storage Devices##Pen Drive</text:p>
          </table:table-cell>
          <table:table-cell table:style-name="ACE-0x7fe7409f03e0" office:value-type="string">
            <text:p>Sandisk Cruzer Switch 16GB</text:p>
          </table:table-cell>
          <table:table-cell table:style-name="ACE-0x7fe7409f03e0" office:value-type="string">
            <text:p>Sandisk Cruzer Switch 16GB</text:p>
          </table:table-cell>
          <table:table-cell table:style-name="ACE-0x7fe7409f03e0" office:value-type="float" office:value="10">
            <text:p>10</text:p>
          </table:table-cell>
          <table:table-cell table:style-name="ACE-0x7fe7409f03e0" office:value-type="string">
            <text:p>Keshav</text:p>
          </table:table-cell>
          <table:table-cell table:style-name="ACE-0x7fe7409eea70" office:value-type="string">
            <text:p>Kashyap</text:p>
          </table:table-cell>
          <table:table-cell table:style-name="ACE-0x7fe7409eea70" office:value-type="float" office:value="110058">
            <text:p>110058</text:p>
          </table:table-cell>
          <table:table-cell table:style-name="ACE-0x7fe7409f03e0" office:value-type="float" office:value="8860357238">
            <text:p>8860357238</text:p>
          </table:table-cell>
          <table:table-cell table:style-name="ACE-0x7fe7409f03e0" office:value-type="string">
            <text:p>WB-143 (C), Shakarpur, </text:p>
          </table:table-cell>
          <table:table-cell table:style-name="ACE-0x7fe7409f03e0" office:value-type="string">
            <text:p>Near Laxmi Nagar , New Delhi</text:p>
          </table:table-cell>
          <table:table-cell table:style-name="ACE-0x7fe7409f03e0" office:value-type="string">
            <text:p>New Delhi</text:p>
          </table:table-cell>
          <table:table-cell table:style-name="ACE-0x7fe7409f03e0" office:value-type="string">
            <text:p>Near Laxmi Nagar , New Delhi</text:p>
          </table:table-cell>
          <table:table-cell table:style-name="ACE-0x7fe7409f03e0" office:value-type="string">
            <text:p>New Delhi</text:p>
          </table:table-cell>
          <table:table-cell table:style-name="ACE-0x7fe7409f09a8" office:value-type="string">
            <text:p>Delhi</text:p>
          </table:table-cell>
          <table:table-cell table:number-columns-repeated="106" table:style-name="ACE-0x7fe7409ee130"/>
        </table:table-row>
        <table:table-row table:style-name="AROW-4">
          <table:table-cell table:number-columns-repeated="3" table:style-name="ACE-0x7fe7409ee130"/>
          <table:table-cell table:style-name="ACE-0x7fe7409ef3b0"/>
          <table:table-cell table:number-columns-repeated="124" table:style-name="ACE-0x7fe7409ee1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21" gnm:end-row="0"/>
        </gnm:selections>
      </table:table>
      <table:table table:name="MQA2_TestData" table:style-name="ta-0x7fe7409ed3e0" table:print="false">
        <office:forms form:automatic-focus="false" form:apply-design-mode="false">
          <form:form/>
        </office:forms>
        <table:table-column table:default-cell-style-name="ACE-0x7fe7409eef10" table:style-name="ACOL-3"/>
        <table:table-column table:default-cell-style-name="ACE-0x7fe7409eef10" table:style-name="ACOL-4"/>
        <table:table-column table:default-cell-style-name="ACE-0x7fe7409eef10" table:style-name="ACOL-5"/>
        <table:table-column table:default-cell-style-name="ACE-0x7fe7409eef10" table:style-name="ACOL-6"/>
        <table:table-column table:default-cell-style-name="ACE-0x7fe7409eef10" table:style-name="ACOL-7"/>
        <table:table-column table:default-cell-style-name="ACE-0x7fe7409eef10" table:style-name="ACOL-8"/>
        <table:table-column table:default-cell-style-name="ACE-0x7fe7409eef10" table:style-name="ACOL-9"/>
        <table:table-column table:default-cell-style-name="ACE-0x7fe7409eef10" table:style-name="ACOL-10"/>
        <table:table-column table:default-cell-style-name="ACE-0x7fe7409eef10" table:style-name="ACOL-11"/>
        <table:table-column table:default-cell-style-name="ACE-0x7fe7409eef10" table:style-name="ACOL-12"/>
        <table:table-column table:default-cell-style-name="ACE-0x7fe7409eef10" table:style-name="ACOL-13"/>
        <table:table-column table:default-cell-style-name="ACE-0x7fe7409eef10" table:style-name="ACOL-14"/>
        <table:table-column table:default-cell-style-name="ACE-0x7fe7409eef10" table:style-name="ACOL-0" table:number-columns-repeated="3"/>
        <table:table-column table:default-cell-style-name="ACE-0x7fe7409eef10" table:style-name="ACOL-15"/>
        <table:table-column table:default-cell-style-name="ACE-0x7fe7409eef10" table:style-name="ACOL-0" table:number-columns-repeated="5"/>
        <table:table-column table:default-cell-style-name="ACE-0x7fe7409eef10" table:style-name="ACOL-16"/>
        <table:table-column table:default-cell-style-name="ACE-0x7fe7409eef10" table:style-name="ACOL-0" table:number-columns-repeated="106"/>
        <table:table-row table:style-name="AROW-2">
          <table:table-cell table:style-name="ACE-0x7fe7409eede8" office:value-type="string">
            <text:p>User Name</text:p>
          </table:table-cell>
          <table:table-cell table:style-name="ACE-0x7fe7409eeb98" office:value-type="string">
            <text:p>Password</text:p>
          </table:table-cell>
          <table:table-cell table:style-name="ACE-0x7fe7409eeb98" office:value-type="string">
            <text:p>AppLogin_Email_Address</text:p>
          </table:table-cell>
          <table:table-cell table:style-name="ACE-0x7fe7409eeb98" office:value-type="string">
            <text:p>AppLogin_Password</text:p>
          </table:table-cell>
          <table:table-cell table:style-name="ACE-0x7fe7409ef160" office:value-type="string">
            <text:p>Successful Login Messgae</text:p>
          </table:table-cell>
          <table:table-cell table:style-name="ACE-0x7fe7409ef160" office:value-type="string">
            <text:p>Un-Successful Login Messgae</text:p>
          </table:table-cell>
          <table:table-cell table:style-name="ACE-0x7fe7409ef160" office:value-type="string">
            <text:p>MenuProductName</text:p>
          </table:table-cell>
          <table:table-cell table:style-name="ACE-0x7fe7409ef160" office:value-type="string">
            <text:p>Product List1</text:p>
          </table:table-cell>
          <table:table-cell table:style-name="ACE-0x7fe7409ef160" office:value-type="string">
            <text:p>Product List2</text:p>
          </table:table-cell>
          <table:table-cell table:style-name="ACE-0x7fe7409ef160" office:value-type="string">
            <text:p>SearchProduct1</text:p>
          </table:table-cell>
          <table:table-cell table:style-name="ACE-0x7fe7409ef160" office:value-type="string">
            <text:p>SearchProduct2</text:p>
          </table:table-cell>
          <table:table-cell table:style-name="ACE-0x7fe7409ef160" office:value-type="string">
            <text:p>CLUES BUCKS</text:p>
          </table:table-cell>
          <table:table-cell table:style-name="ACE-0x7fe7409ef160" office:value-type="string">
            <text:p>First_Name</text:p>
          </table:table-cell>
          <table:table-cell table:style-name="ACE-0x7fe7409ef160" office:value-type="string">
            <text:p>Last_Name</text:p>
          </table:table-cell>
          <table:table-cell table:style-name="ACE-0x7fe7409ef160" office:value-type="string">
            <text:p>Pin_Code</text:p>
          </table:table-cell>
          <table:table-cell table:style-name="ACE-0x7fe7409ef160" office:value-type="string">
            <text:p>Mobile_Number</text:p>
          </table:table-cell>
          <table:table-cell table:style-name="ACE-0x7fe7409ef160" office:value-type="string">
            <text:p>Address</text:p>
          </table:table-cell>
          <table:table-cell table:style-name="ACE-0x7fe7409ef160" office:value-type="string">
            <text:p>Address_2</text:p>
          </table:table-cell>
          <table:table-cell table:style-name="ACE-0x7fe7409ef160" office:value-type="string">
            <text:p>City</text:p>
          </table:table-cell>
          <table:table-cell table:style-name="ACE-0x7fe7409ef160" office:value-type="string">
            <text:p>Address_2</text:p>
          </table:table-cell>
          <table:table-cell table:style-name="ACE-0x7fe7409ef160" office:value-type="string">
            <text:p>City</text:p>
          </table:table-cell>
          <table:table-cell table:style-name="ACE-0x7fe7409ef288" office:value-type="string">
            <text:p>Select_State</text:p>
          </table:table-cell>
          <table:table-cell table:number-columns-repeated="106" table:style-name="ACE-0x7fe7409eef10"/>
        </table:table-row>
        <table:table-row table:style-name="AROW-2">
          <table:table-cell table:style-name="ACE-0x7fe7409ee6f8" office:value-type="string">
            <text:p>testapiuser@shopclues.com</text:p>
          </table:table-cell>
          <table:table-cell table:style-name="ACE-0x7fe7409ee5d0" office:value-type="string">
            <text:p>e10adc3949ba59abbe56e057f20f883e</text:p>
          </table:table-cell>
          <table:table-cell table:style-name="ACE-0x7fe7409eecc0" office:value-type="string">
            <text:p>sahil.jariwala@crestechglobal.com</text:p>
          </table:table-cell>
          <table:table-cell table:style-name="ACE-0x7fe7409ee5d0" office:value-type="float" office:value="123456">
            <text:p>123456</text:p>
          </table:table-cell>
          <table:table-cell table:style-name="ACE-0x7fe7409ee5d0" office:value-type="string">
            <text:p>Login Successfully</text:p>
          </table:table-cell>
          <table:table-cell table:style-name="ACE-0x7fe7409ee5d0" office:value-type="string">
            <text:p>Error: The username or password you entered is incorrect.</text:p>
          </table:table-cell>
          <table:table-cell table:style-name="ACE-0x7fe7409ee5d0" office:value-type="string">
            <text:p>Shop By Category</text:p>
          </table:table-cell>
          <table:table-cell table:style-name="ACE-0x7fe7409ee5d0" office:value-type="string">
            <text:p>Shop By Category##Computers##Storage Devices##Pen Drive</text:p>
          </table:table-cell>
          <table:table-cell table:style-name="ACE-0x7fe7409ee5d0" office:value-type="string">
            <text:p>Shop By Category##Computers##Storage Devices##Pen Drive</text:p>
          </table:table-cell>
          <table:table-cell table:style-name="ACE-0x7fe7409ee5d0" office:value-type="string">
            <text:p>Sandisk Cruzer Switch 16GB</text:p>
          </table:table-cell>
          <table:table-cell table:style-name="ACE-0x7fe7409ee5d0" office:value-type="string">
            <text:p>Sandisk Cruzer Switch 16GB</text:p>
          </table:table-cell>
          <table:table-cell table:style-name="ACE-0x7fe7409ee5d0" office:value-type="float" office:value="10">
            <text:p>10</text:p>
          </table:table-cell>
          <table:table-cell table:style-name="ACE-0x7fe7409ee5d0" office:value-type="string">
            <text:p>Keshav</text:p>
          </table:table-cell>
          <table:table-cell table:style-name="ACE-0x7fe7409ef038" office:value-type="string">
            <text:p>Kashyap</text:p>
          </table:table-cell>
          <table:table-cell table:style-name="ACE-0x7fe7409ef038" office:value-type="float" office:value="110058">
            <text:p>110058</text:p>
          </table:table-cell>
          <table:table-cell table:style-name="ACE-0x7fe7409ee5d0" office:value-type="float" office:value="8860357238">
            <text:p>8860357238</text:p>
          </table:table-cell>
          <table:table-cell table:style-name="ACE-0x7fe7409ee5d0" office:value-type="string">
            <text:p>WB-143 (C), Shakarpur, </text:p>
          </table:table-cell>
          <table:table-cell table:style-name="ACE-0x7fe7409ee5d0" office:value-type="string">
            <text:p>Near Laxmi Nagar , New Delhi</text:p>
          </table:table-cell>
          <table:table-cell table:style-name="ACE-0x7fe7409ee5d0" office:value-type="string">
            <text:p>New Delhi</text:p>
          </table:table-cell>
          <table:table-cell table:style-name="ACE-0x7fe7409ee5d0" office:value-type="string">
            <text:p>Near Laxmi Nagar , New Delhi</text:p>
          </table:table-cell>
          <table:table-cell table:style-name="ACE-0x7fe7409ee5d0" office:value-type="string">
            <text:p>New Delhi</text:p>
          </table:table-cell>
          <table:table-cell table:style-name="ACE-0x7fe7409ee948" office:value-type="string">
            <text:p>Delhi</text:p>
          </table:table-cell>
          <table:table-cell table:number-columns-repeated="106" table:style-name="ACE-0x7fe7409eef10"/>
        </table:table-row>
        <table:table-row table:style-name="AROW-4">
          <table:table-cell table:number-columns-repeated="3" table:style-name="ACE-0x7fe7409eef10"/>
          <table:table-cell table:style-name="ACE-0x7fe7409ee4a8"/>
          <table:table-cell table:number-columns-repeated="124" table:style-name="ACE-0x7fe7409eef1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e7409ed5d0" table:print="false">
        <office:forms form:automatic-focus="false" form:apply-design-mode="false">
          <form:form/>
        </office:forms>
        <table:table-column table:default-cell-style-name="ACE-0x7fe7409ef978" table:style-name="ACOL-3"/>
        <table:table-column table:default-cell-style-name="ACE-0x7fe7409ef978" table:style-name="ACOL-4"/>
        <table:table-column table:default-cell-style-name="ACE-0x7fe7409ef978" table:style-name="ACOL-5"/>
        <table:table-column table:default-cell-style-name="ACE-0x7fe7409ef978" table:style-name="ACOL-6"/>
        <table:table-column table:default-cell-style-name="ACE-0x7fe7409ef978" table:style-name="ACOL-7"/>
        <table:table-column table:default-cell-style-name="ACE-0x7fe7409ef978" table:style-name="ACOL-8"/>
        <table:table-column table:default-cell-style-name="ACE-0x7fe7409ef978" table:style-name="ACOL-9"/>
        <table:table-column table:default-cell-style-name="ACE-0x7fe7409ef978" table:style-name="ACOL-10"/>
        <table:table-column table:default-cell-style-name="ACE-0x7fe7409ef978" table:style-name="ACOL-11"/>
        <table:table-column table:default-cell-style-name="ACE-0x7fe7409ef978" table:style-name="ACOL-12"/>
        <table:table-column table:default-cell-style-name="ACE-0x7fe7409ef978" table:style-name="ACOL-13"/>
        <table:table-column table:default-cell-style-name="ACE-0x7fe7409ef978" table:style-name="ACOL-14"/>
        <table:table-column table:default-cell-style-name="ACE-0x7fe7409ef978" table:style-name="ACOL-0" table:number-columns-repeated="3"/>
        <table:table-column table:default-cell-style-name="ACE-0x7fe7409ef978" table:style-name="ACOL-15"/>
        <table:table-column table:default-cell-style-name="ACE-0x7fe7409ef978" table:style-name="ACOL-0" table:number-columns-repeated="5"/>
        <table:table-column table:default-cell-style-name="ACE-0x7fe7409ef978" table:style-name="ACOL-16"/>
        <table:table-column table:default-cell-style-name="ACE-0x7fe7409ef978" table:style-name="ACOL-0" table:number-columns-repeated="106"/>
        <table:table-row table:style-name="AROW-2">
          <table:table-cell table:style-name="ACE-0x7fe7409ef850" office:value-type="string">
            <text:p>User Name</text:p>
          </table:table-cell>
          <table:table-cell table:style-name="ACE-0x7fe7409eff40" office:value-type="string">
            <text:p>Password</text:p>
          </table:table-cell>
          <table:table-cell table:style-name="ACE-0x7fe7409eff40" office:value-type="string">
            <text:p>AppLogin_Email_Address</text:p>
          </table:table-cell>
          <table:table-cell table:style-name="ACE-0x7fe7409eff40" office:value-type="string">
            <text:p>AppLogin_Password</text:p>
          </table:table-cell>
          <table:table-cell table:style-name="ACE-0x7fe7409efe18" office:value-type="string">
            <text:p>Successful Login Messgae</text:p>
          </table:table-cell>
          <table:table-cell table:style-name="ACE-0x7fe7409efe18" office:value-type="string">
            <text:p>Un-Successful Login Messgae</text:p>
          </table:table-cell>
          <table:table-cell table:style-name="ACE-0x7fe7409efe18" office:value-type="string">
            <text:p>MenuProductName</text:p>
          </table:table-cell>
          <table:table-cell table:style-name="ACE-0x7fe7409efe18" office:value-type="string">
            <text:p>Product List1</text:p>
          </table:table-cell>
          <table:table-cell table:style-name="ACE-0x7fe7409efe18" office:value-type="string">
            <text:p>Product List2</text:p>
          </table:table-cell>
          <table:table-cell table:style-name="ACE-0x7fe7409efe18" office:value-type="string">
            <text:p>SearchProduct1</text:p>
          </table:table-cell>
          <table:table-cell table:style-name="ACE-0x7fe7409efe18" office:value-type="string">
            <text:p>SearchProduct2</text:p>
          </table:table-cell>
          <table:table-cell table:style-name="ACE-0x7fe7409efe18" office:value-type="string">
            <text:p>CLUES BUCKS</text:p>
          </table:table-cell>
          <table:table-cell table:style-name="ACE-0x7fe7409efe18" office:value-type="string">
            <text:p>First_Name</text:p>
          </table:table-cell>
          <table:table-cell table:style-name="ACE-0x7fe7409efe18" office:value-type="string">
            <text:p>Last_Name</text:p>
          </table:table-cell>
          <table:table-cell table:style-name="ACE-0x7fe7409efe18" office:value-type="string">
            <text:p>Pin_Code</text:p>
          </table:table-cell>
          <table:table-cell table:style-name="ACE-0x7fe7409efe18" office:value-type="string">
            <text:p>Mobile_Number</text:p>
          </table:table-cell>
          <table:table-cell table:style-name="ACE-0x7fe7409efe18" office:value-type="string">
            <text:p>Address</text:p>
          </table:table-cell>
          <table:table-cell table:style-name="ACE-0x7fe7409efe18" office:value-type="string">
            <text:p>Address_2</text:p>
          </table:table-cell>
          <table:table-cell table:style-name="ACE-0x7fe7409efe18" office:value-type="string">
            <text:p>City</text:p>
          </table:table-cell>
          <table:table-cell table:style-name="ACE-0x7fe7409efe18" office:value-type="string">
            <text:p>Address_2</text:p>
          </table:table-cell>
          <table:table-cell table:style-name="ACE-0x7fe7409efe18" office:value-type="string">
            <text:p>City</text:p>
          </table:table-cell>
          <table:table-cell table:style-name="ACE-0x7fe7409f0190" office:value-type="string">
            <text:p>Select_State</text:p>
          </table:table-cell>
          <table:table-cell table:number-columns-repeated="106" table:style-name="ACE-0x7fe7409ef978"/>
        </table:table-row>
        <table:table-row table:style-name="AROW-2">
          <table:table-cell table:style-name="ACE-0x7fe7409efcf0" office:value-type="string">
            <text:p>testapiuser@shopclues.com</text:p>
          </table:table-cell>
          <table:table-cell table:style-name="ACE-0x7fe7409efaa0" office:value-type="string">
            <text:p>e10adc3949ba59abbe56e057f20f883e</text:p>
          </table:table-cell>
          <table:table-cell table:style-name="ACE-0x7fe7409f0068" office:value-type="string">
            <text:p>sahil.jariwala@crestechglobal.com</text:p>
          </table:table-cell>
          <table:table-cell table:style-name="ACE-0x7fe7409efaa0" office:value-type="float" office:value="123456">
            <text:p>123456</text:p>
          </table:table-cell>
          <table:table-cell table:style-name="ACE-0x7fe7409efaa0" office:value-type="string">
            <text:p>Login Successfully</text:p>
          </table:table-cell>
          <table:table-cell table:style-name="ACE-0x7fe7409efaa0" office:value-type="string">
            <text:p>Error: The username or password you entered is incorrect.</text:p>
          </table:table-cell>
          <table:table-cell table:style-name="ACE-0x7fe7409efaa0" office:value-type="string">
            <text:p>Shop By Category</text:p>
          </table:table-cell>
          <table:table-cell table:style-name="ACE-0x7fe7409efaa0" office:value-type="string">
            <text:p>Shop By Category##Computers##Storage Devices##Pen Drive</text:p>
          </table:table-cell>
          <table:table-cell table:style-name="ACE-0x7fe7409efaa0" office:value-type="string">
            <text:p>Shop By Category##Computers##Storage Devices##Pen Drive</text:p>
          </table:table-cell>
          <table:table-cell table:style-name="ACE-0x7fe7409efaa0" office:value-type="string">
            <text:p>Sandisk Cruzer Switch 16GB</text:p>
          </table:table-cell>
          <table:table-cell table:style-name="ACE-0x7fe7409efaa0" office:value-type="string">
            <text:p>Sandisk Cruzer Switch 16GB</text:p>
          </table:table-cell>
          <table:table-cell table:style-name="ACE-0x7fe7409efaa0" office:value-type="float" office:value="10">
            <text:p>10</text:p>
          </table:table-cell>
          <table:table-cell table:style-name="ACE-0x7fe7409efaa0" office:value-type="string">
            <text:p>Keshav</text:p>
          </table:table-cell>
          <table:table-cell table:style-name="ACE-0x7fe7409f0630" office:value-type="string">
            <text:p>Kashyap</text:p>
          </table:table-cell>
          <table:table-cell table:style-name="ACE-0x7fe7409f0630" office:value-type="float" office:value="110058">
            <text:p>110058</text:p>
          </table:table-cell>
          <table:table-cell table:style-name="ACE-0x7fe7409efaa0" office:value-type="float" office:value="8860357238">
            <text:p>8860357238</text:p>
          </table:table-cell>
          <table:table-cell table:style-name="ACE-0x7fe7409efaa0" office:value-type="string">
            <text:p>WB-143 (C), Shakarpur, </text:p>
          </table:table-cell>
          <table:table-cell table:style-name="ACE-0x7fe7409efaa0" office:value-type="string">
            <text:p>Near Laxmi Nagar , New Delhi</text:p>
          </table:table-cell>
          <table:table-cell table:style-name="ACE-0x7fe7409efaa0" office:value-type="string">
            <text:p>New Delhi</text:p>
          </table:table-cell>
          <table:table-cell table:style-name="ACE-0x7fe7409efaa0" office:value-type="string">
            <text:p>Near Laxmi Nagar , New Delhi</text:p>
          </table:table-cell>
          <table:table-cell table:style-name="ACE-0x7fe7409efaa0" office:value-type="string">
            <text:p>New Delhi</text:p>
          </table:table-cell>
          <table:table-cell table:style-name="ACE-0x7fe7409efbc8" office:value-type="string">
            <text:p>Delhi</text:p>
          </table:table-cell>
          <table:table-cell table:number-columns-repeated="106" table:style-name="ACE-0x7fe7409ef978"/>
        </table:table-row>
        <table:table-row table:style-name="AROW-4">
          <table:table-cell table:number-columns-repeated="3" table:style-name="ACE-0x7fe7409ef978"/>
          <table:table-cell table:style-name="ACE-0x7fe7409f0880"/>
          <table:table-cell table:number-columns-repeated="124" table:style-name="ACE-0x7fe7409ef97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e7409ed7c0" table:print="false">
        <office:forms form:automatic-focus="false" form:apply-design-mode="false">
          <form:form/>
        </office:forms>
        <table:table-column table:default-cell-style-name="ACE-0x7fe7409ee380" table:style-name="ACOL-3"/>
        <table:table-column table:default-cell-style-name="ACE-0x7fe7409ee380" table:style-name="ACOL-4"/>
        <table:table-column table:default-cell-style-name="ACE-0x7fe7409ee380" table:style-name="ACOL-5"/>
        <table:table-column table:default-cell-style-name="ACE-0x7fe7409ee380" table:style-name="ACOL-6"/>
        <table:table-column table:default-cell-style-name="ACE-0x7fe7409ee380" table:style-name="ACOL-7"/>
        <table:table-column table:default-cell-style-name="ACE-0x7fe7409ee380" table:style-name="ACOL-8"/>
        <table:table-column table:default-cell-style-name="ACE-0x7fe7409ee380" table:style-name="ACOL-9"/>
        <table:table-column table:default-cell-style-name="ACE-0x7fe7409ee380" table:style-name="ACOL-10"/>
        <table:table-column table:default-cell-style-name="ACE-0x7fe7409ee380" table:style-name="ACOL-11"/>
        <table:table-column table:default-cell-style-name="ACE-0x7fe7409ee380" table:style-name="ACOL-12"/>
        <table:table-column table:default-cell-style-name="ACE-0x7fe7409ee380" table:style-name="ACOL-13"/>
        <table:table-column table:default-cell-style-name="ACE-0x7fe7409ee380" table:style-name="ACOL-14"/>
        <table:table-column table:default-cell-style-name="ACE-0x7fe7409ee380" table:style-name="ACOL-0" table:number-columns-repeated="3"/>
        <table:table-column table:default-cell-style-name="ACE-0x7fe7409ee380" table:style-name="ACOL-15"/>
        <table:table-column table:default-cell-style-name="ACE-0x7fe7409ee380" table:style-name="ACOL-0" table:number-columns-repeated="5"/>
        <table:table-column table:default-cell-style-name="ACE-0x7fe7409ee380" table:style-name="ACOL-16"/>
        <table:table-column table:default-cell-style-name="ACE-0x7fe7409ee380" table:style-name="ACOL-0" table:number-columns-repeated="106"/>
        <table:table-row table:style-name="AROW-2">
          <table:table-cell table:style-name="ACE-0x7fe7409f0d20" office:value-type="string">
            <text:p>User Name</text:p>
          </table:table-cell>
          <table:table-cell table:style-name="ACE-0x7fe7409f0ad0" office:value-type="string">
            <text:p>Password</text:p>
          </table:table-cell>
          <table:table-cell table:style-name="ACE-0x7fe7409f0ad0" office:value-type="string">
            <text:p>AppLogin_Email_Address</text:p>
          </table:table-cell>
          <table:table-cell table:style-name="ACE-0x7fe7409f0ad0" office:value-type="string">
            <text:p>AppLogin_Password</text:p>
          </table:table-cell>
          <table:table-cell table:style-name="ACE-0x7fe7409f1660" office:value-type="string">
            <text:p>Successful Login Messgae</text:p>
          </table:table-cell>
          <table:table-cell table:style-name="ACE-0x7fe7409f1660" office:value-type="string">
            <text:p>Un-Successful Login Messgae</text:p>
          </table:table-cell>
          <table:table-cell table:style-name="ACE-0x7fe7409f1660" office:value-type="string">
            <text:p>MenuProductName</text:p>
          </table:table-cell>
          <table:table-cell table:style-name="ACE-0x7fe7409f1660" office:value-type="string">
            <text:p>Product List1</text:p>
          </table:table-cell>
          <table:table-cell table:style-name="ACE-0x7fe7409f1660" office:value-type="string">
            <text:p>Product List2</text:p>
          </table:table-cell>
          <table:table-cell table:style-name="ACE-0x7fe7409f1660" office:value-type="string">
            <text:p>SearchProduct1</text:p>
          </table:table-cell>
          <table:table-cell table:style-name="ACE-0x7fe7409f1660" office:value-type="string">
            <text:p>SearchProduct2</text:p>
          </table:table-cell>
          <table:table-cell table:style-name="ACE-0x7fe7409f1660" office:value-type="string">
            <text:p>CLUES BUCKS</text:p>
          </table:table-cell>
          <table:table-cell table:style-name="ACE-0x7fe7409f1660" office:value-type="string">
            <text:p>First_Name</text:p>
          </table:table-cell>
          <table:table-cell table:style-name="ACE-0x7fe7409f1660" office:value-type="string">
            <text:p>Last_Name</text:p>
          </table:table-cell>
          <table:table-cell table:style-name="ACE-0x7fe7409f1660" office:value-type="string">
            <text:p>Pin_Code</text:p>
          </table:table-cell>
          <table:table-cell table:style-name="ACE-0x7fe7409f1660" office:value-type="string">
            <text:p>Mobile_Number</text:p>
          </table:table-cell>
          <table:table-cell table:style-name="ACE-0x7fe7409f1660" office:value-type="string">
            <text:p>Address</text:p>
          </table:table-cell>
          <table:table-cell table:style-name="ACE-0x7fe7409f1660" office:value-type="string">
            <text:p>Address_2</text:p>
          </table:table-cell>
          <table:table-cell table:style-name="ACE-0x7fe7409f1660" office:value-type="string">
            <text:p>City</text:p>
          </table:table-cell>
          <table:table-cell table:style-name="ACE-0x7fe7409f1660" office:value-type="string">
            <text:p>Address_2</text:p>
          </table:table-cell>
          <table:table-cell table:style-name="ACE-0x7fe7409f1660" office:value-type="string">
            <text:p>City</text:p>
          </table:table-cell>
          <table:table-cell table:style-name="ACE-0x7fe7409f1538" office:value-type="string">
            <text:p>Select_State</text:p>
          </table:table-cell>
          <table:table-cell table:number-columns-repeated="106" table:style-name="ACE-0x7fe7409ee380"/>
        </table:table-row>
        <table:table-row table:style-name="AROW-2">
          <table:table-cell table:style-name="ACE-0x7fe7409f0bf8" office:value-type="string">
            <text:p>testapiuser@shopclues.com</text:p>
          </table:table-cell>
          <table:table-cell table:style-name="ACE-0x7fe7409ee258" office:value-type="string">
            <text:p>e10adc3949ba59abbe56e057f20f883e</text:p>
          </table:table-cell>
          <table:table-cell table:style-name="ACE-0x7fe7409f0508" office:value-type="string">
            <text:p>sahil.jariwala@crestechglobal.com</text:p>
          </table:table-cell>
          <table:table-cell table:style-name="ACE-0x7fe7409ee258" office:value-type="float" office:value="123456">
            <text:p>123456</text:p>
          </table:table-cell>
          <table:table-cell table:style-name="ACE-0x7fe7409ee258" office:value-type="string">
            <text:p>Login Successfully</text:p>
          </table:table-cell>
          <table:table-cell table:style-name="ACE-0x7fe7409ee258" office:value-type="string">
            <text:p>Error: The username or password you entered is incorrect.</text:p>
          </table:table-cell>
          <table:table-cell table:style-name="ACE-0x7fe7409ee258" office:value-type="string">
            <text:p>Shop By Category</text:p>
          </table:table-cell>
          <table:table-cell table:style-name="ACE-0x7fe7409ee258" office:value-type="string">
            <text:p>Shop By Category##Computers##Storage Devices##Pen Drive</text:p>
          </table:table-cell>
          <table:table-cell table:style-name="ACE-0x7fe7409ee258" office:value-type="string">
            <text:p>Shop By Category##Computers##Storage Devices##Pen Drive</text:p>
          </table:table-cell>
          <table:table-cell table:style-name="ACE-0x7fe7409ee258" office:value-type="string">
            <text:p>Sandisk Cruzer Switch 16GB</text:p>
          </table:table-cell>
          <table:table-cell table:style-name="ACE-0x7fe7409ee258" office:value-type="string">
            <text:p>Sandisk Cruzer Switch 16GB</text:p>
          </table:table-cell>
          <table:table-cell table:style-name="ACE-0x7fe7409ee258" office:value-type="float" office:value="10">
            <text:p>10</text:p>
          </table:table-cell>
          <table:table-cell table:style-name="ACE-0x7fe7409ee258" office:value-type="string">
            <text:p>Keshav</text:p>
          </table:table-cell>
          <table:table-cell table:style-name="ACE-0x7fe7409f1788" office:value-type="string">
            <text:p>Kashyap</text:p>
          </table:table-cell>
          <table:table-cell table:style-name="ACE-0x7fe7409f1788" office:value-type="float" office:value="110058">
            <text:p>110058</text:p>
          </table:table-cell>
          <table:table-cell table:style-name="ACE-0x7fe7409ee258" office:value-type="float" office:value="8860357238">
            <text:p>8860357238</text:p>
          </table:table-cell>
          <table:table-cell table:style-name="ACE-0x7fe7409ee258" office:value-type="string">
            <text:p>WB-143 (C), Shakarpur, </text:p>
          </table:table-cell>
          <table:table-cell table:style-name="ACE-0x7fe7409ee258" office:value-type="string">
            <text:p>Near Laxmi Nagar , New Delhi</text:p>
          </table:table-cell>
          <table:table-cell table:style-name="ACE-0x7fe7409ee258" office:value-type="string">
            <text:p>New Delhi</text:p>
          </table:table-cell>
          <table:table-cell table:style-name="ACE-0x7fe7409ee258" office:value-type="string">
            <text:p>Near Laxmi Nagar , New Delhi</text:p>
          </table:table-cell>
          <table:table-cell table:style-name="ACE-0x7fe7409ee258" office:value-type="string">
            <text:p>New Delhi</text:p>
          </table:table-cell>
          <table:table-cell table:style-name="ACE-0x7fe7409f12e8" office:value-type="string">
            <text:p>Delhi</text:p>
          </table:table-cell>
          <table:table-cell table:number-columns-repeated="106" table:style-name="ACE-0x7fe7409ee380"/>
        </table:table-row>
        <table:table-row table:style-name="AROW-4">
          <table:table-cell table:number-columns-repeated="3" table:style-name="ACE-0x7fe7409ee380"/>
          <table:table-cell table:style-name="ACE-0x7fe7409f1410"/>
          <table:table-cell table:number-columns-repeated="124" table:style-name="ACE-0x7fe7409ee3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e7409ed9b0" table:print="false">
        <office:forms form:automatic-focus="false" form:apply-design-mode="false">
          <form:form/>
        </office:forms>
        <table:table-column table:default-cell-style-name="ACE-0x7fe7409f18b0" table:style-name="ACOL-3"/>
        <table:table-column table:default-cell-style-name="ACE-0x7fe7409f18b0" table:style-name="ACOL-4"/>
        <table:table-column table:default-cell-style-name="ACE-0x7fe7409f18b0" table:style-name="ACOL-5"/>
        <table:table-column table:default-cell-style-name="ACE-0x7fe7409f18b0" table:style-name="ACOL-6"/>
        <table:table-column table:default-cell-style-name="ACE-0x7fe7409f18b0" table:style-name="ACOL-7"/>
        <table:table-column table:default-cell-style-name="ACE-0x7fe7409f18b0" table:style-name="ACOL-8"/>
        <table:table-column table:default-cell-style-name="ACE-0x7fe7409f18b0" table:style-name="ACOL-9"/>
        <table:table-column table:default-cell-style-name="ACE-0x7fe7409f18b0" table:style-name="ACOL-10"/>
        <table:table-column table:default-cell-style-name="ACE-0x7fe7409f18b0" table:style-name="ACOL-11"/>
        <table:table-column table:default-cell-style-name="ACE-0x7fe7409f18b0" table:style-name="ACOL-12"/>
        <table:table-column table:default-cell-style-name="ACE-0x7fe7409f18b0" table:style-name="ACOL-13"/>
        <table:table-column table:default-cell-style-name="ACE-0x7fe7409f18b0" table:style-name="ACOL-14"/>
        <table:table-column table:default-cell-style-name="ACE-0x7fe7409f18b0" table:style-name="ACOL-0" table:number-columns-repeated="3"/>
        <table:table-column table:default-cell-style-name="ACE-0x7fe7409f18b0" table:style-name="ACOL-15"/>
        <table:table-column table:default-cell-style-name="ACE-0x7fe7409f18b0" table:style-name="ACOL-0" table:number-columns-repeated="5"/>
        <table:table-column table:default-cell-style-name="ACE-0x7fe7409f18b0" table:style-name="ACOL-16"/>
        <table:table-column table:default-cell-style-name="ACE-0x7fe7409f18b0" table:style-name="ACOL-0" table:number-columns-repeated="106"/>
        <table:table-row table:style-name="AROW-2">
          <table:table-cell table:style-name="ACE-0x7fe7409f19d8" office:value-type="string">
            <text:p>User Name</text:p>
          </table:table-cell>
          <table:table-cell table:style-name="ACE-0x7fe7409f1c28" office:value-type="string">
            <text:p>Password</text:p>
          </table:table-cell>
          <table:table-cell table:style-name="ACE-0x7fe7409f1c28" office:value-type="string">
            <text:p>AppLogin_Email_Address</text:p>
          </table:table-cell>
          <table:table-cell table:style-name="ACE-0x7fe7409f1c28" office:value-type="string">
            <text:p>AppLogin_Password</text:p>
          </table:table-cell>
          <table:table-cell table:style-name="ACE-0x7fe741220ca8" office:value-type="string">
            <text:p>Successful Login Messgae</text:p>
          </table:table-cell>
          <table:table-cell table:style-name="ACE-0x7fe741220ca8" office:value-type="string">
            <text:p>Un-Successful Login Messgae</text:p>
          </table:table-cell>
          <table:table-cell table:style-name="ACE-0x7fe741220ca8" office:value-type="string">
            <text:p>MenuProductName</text:p>
          </table:table-cell>
          <table:table-cell table:style-name="ACE-0x7fe741220ca8" office:value-type="string">
            <text:p>Product List1</text:p>
          </table:table-cell>
          <table:table-cell table:style-name="ACE-0x7fe741220ca8" office:value-type="string">
            <text:p>Product List2</text:p>
          </table:table-cell>
          <table:table-cell table:style-name="ACE-0x7fe741220ca8" office:value-type="string">
            <text:p>SearchProduct1</text:p>
          </table:table-cell>
          <table:table-cell table:style-name="ACE-0x7fe741220ca8" office:value-type="string">
            <text:p>SearchProduct2</text:p>
          </table:table-cell>
          <table:table-cell table:style-name="ACE-0x7fe741220ca8" office:value-type="string">
            <text:p>CLUES BUCKS</text:p>
          </table:table-cell>
          <table:table-cell table:style-name="ACE-0x7fe741220ca8" office:value-type="string">
            <text:p>First_Name</text:p>
          </table:table-cell>
          <table:table-cell table:style-name="ACE-0x7fe741220ca8" office:value-type="string">
            <text:p>Last_Name</text:p>
          </table:table-cell>
          <table:table-cell table:style-name="ACE-0x7fe741220ca8" office:value-type="string">
            <text:p>Pin_Code</text:p>
          </table:table-cell>
          <table:table-cell table:style-name="ACE-0x7fe741220ca8" office:value-type="string">
            <text:p>Mobile_Number</text:p>
          </table:table-cell>
          <table:table-cell table:style-name="ACE-0x7fe741220ca8" office:value-type="string">
            <text:p>Address</text:p>
          </table:table-cell>
          <table:table-cell table:style-name="ACE-0x7fe741220ca8" office:value-type="string">
            <text:p>Address_2</text:p>
          </table:table-cell>
          <table:table-cell table:style-name="ACE-0x7fe741220ca8" office:value-type="string">
            <text:p>City</text:p>
          </table:table-cell>
          <table:table-cell table:style-name="ACE-0x7fe741220ca8" office:value-type="string">
            <text:p>Address_2</text:p>
          </table:table-cell>
          <table:table-cell table:style-name="ACE-0x7fe741220ca8" office:value-type="string">
            <text:p>City</text:p>
          </table:table-cell>
          <table:table-cell table:style-name="ACE-0x7fe741220b80" office:value-type="string">
            <text:p>Select_State</text:p>
          </table:table-cell>
          <table:table-cell table:number-columns-repeated="106" table:style-name="ACE-0x7fe7409f18b0"/>
        </table:table-row>
        <table:table-row table:style-name="AROW-2">
          <table:table-cell table:style-name="ACE-0x7fe7409f1b00" office:value-type="string">
            <text:p>testapiuser@shopclues.com</text:p>
          </table:table-cell>
          <table:table-cell table:style-name="ACE-0x7fe7409f1d50" office:value-type="string">
            <text:p>e10adc3949ba59abbe56e057f20f883e</text:p>
          </table:table-cell>
          <table:table-cell table:style-name="ACE-0x7fe741220808" office:value-type="string">
            <text:p>sahil.jariwala@crestechglobal.com</text:p>
          </table:table-cell>
          <table:table-cell table:style-name="ACE-0x7fe7409f1d50" office:value-type="float" office:value="123456">
            <text:p>123456</text:p>
          </table:table-cell>
          <table:table-cell table:style-name="ACE-0x7fe7409f1d50" office:value-type="string">
            <text:p>Login Successfully</text:p>
          </table:table-cell>
          <table:table-cell table:style-name="ACE-0x7fe7409f1d50" office:value-type="string">
            <text:p>Error: The username or password you entered is incorrect.</text:p>
          </table:table-cell>
          <table:table-cell table:style-name="ACE-0x7fe7409f1d50" office:value-type="string">
            <text:p>Shop By Category</text:p>
          </table:table-cell>
          <table:table-cell table:style-name="ACE-0x7fe7409f1d50" office:value-type="string">
            <text:p>Shop By Category##Computers##Storage Devices##Pen Drive</text:p>
          </table:table-cell>
          <table:table-cell table:style-name="ACE-0x7fe7409f1d50" office:value-type="string">
            <text:p>Shop By Category##Computers##Storage Devices##Pen Drive</text:p>
          </table:table-cell>
          <table:table-cell table:style-name="ACE-0x7fe7409f1d50" office:value-type="string">
            <text:p>Sandisk Cruzer Switch 16GB</text:p>
          </table:table-cell>
          <table:table-cell table:style-name="ACE-0x7fe7409f1d50" office:value-type="string">
            <text:p>Sandisk Cruzer Switch 16GB</text:p>
          </table:table-cell>
          <table:table-cell table:style-name="ACE-0x7fe7409f1d50" office:value-type="float" office:value="10">
            <text:p>10</text:p>
          </table:table-cell>
          <table:table-cell table:style-name="ACE-0x7fe7409f1d50" office:value-type="string">
            <text:p>Keshav</text:p>
          </table:table-cell>
          <table:table-cell table:style-name="ACE-0x7fe741220dd0" office:value-type="string">
            <text:p>Kashyap</text:p>
          </table:table-cell>
          <table:table-cell table:style-name="ACE-0x7fe741220dd0" office:value-type="float" office:value="110058">
            <text:p>110058</text:p>
          </table:table-cell>
          <table:table-cell table:style-name="ACE-0x7fe7409f1d50" office:value-type="float" office:value="8860357238">
            <text:p>8860357238</text:p>
          </table:table-cell>
          <table:table-cell table:style-name="ACE-0x7fe7409f1d50" office:value-type="string">
            <text:p>WB-143 (C), Shakarpur, </text:p>
          </table:table-cell>
          <table:table-cell table:style-name="ACE-0x7fe7409f1d50" office:value-type="string">
            <text:p>Near Laxmi Nagar , New Delhi</text:p>
          </table:table-cell>
          <table:table-cell table:style-name="ACE-0x7fe7409f1d50" office:value-type="string">
            <text:p>New Delhi</text:p>
          </table:table-cell>
          <table:table-cell table:style-name="ACE-0x7fe7409f1d50" office:value-type="string">
            <text:p>Near Laxmi Nagar , New Delhi</text:p>
          </table:table-cell>
          <table:table-cell table:style-name="ACE-0x7fe7409f1d50" office:value-type="string">
            <text:p>New Delhi</text:p>
          </table:table-cell>
          <table:table-cell table:style-name="ACE-0x7fe741220930" office:value-type="string">
            <text:p>Delhi</text:p>
          </table:table-cell>
          <table:table-cell table:number-columns-repeated="106" table:style-name="ACE-0x7fe7409f18b0"/>
        </table:table-row>
        <table:table-row table:style-name="AROW-4">
          <table:table-cell table:number-columns-repeated="3" table:style-name="ACE-0x7fe7409f18b0"/>
          <table:table-cell table:style-name="ACE-0x7fe741220a58"/>
          <table:table-cell table:number-columns-repeated="124" table:style-name="ACE-0x7fe7409f18b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e7409c4a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7409dc4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74114e6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7411749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7411c8f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7411f0e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e7409ed000" style:display-name="TestCase" style:page-layout-name="pl-0x7fe7409c4a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7409ed1f0" style:display-name="MQA1_TestData" style:page-layout-name="pl-0x7fe7409dc4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7409ed3e0" style:display-name="MQA2_TestData" style:page-layout-name="pl-0x7fe74114e6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7409ed5d0" style:display-name="MQA3_TestData" style:page-layout-name="pl-0x7fe7411749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7409ed7c0" style:display-name="MQA4_TestData" style:page-layout-name="pl-0x7fe7411c8f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7409ed9b0" style:display-name="MQA5_TestData" style:page-layout-name="pl-0x7fe7411f0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44:03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